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officeooo:paragraph-rsid="001277a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officeooo:rsid="00144e59" officeooo:paragraph-rsid="00144e59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officeooo:rsid="00145e90" officeooo:paragraph-rsid="00145e90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officeooo:paragraph-rsid="00145e90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44e59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45e90" officeooo:paragraph-rsid="00145e90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45e90"/>
    </style:style>
    <style:style style:name="P11" style:family="paragraph" style:parent-style-name="Title">
      <style:text-properties fo:language="en" fo:country="US" officeooo:paragraph-rsid="00145e90"/>
    </style:style>
    <style:style style:name="T1" style:family="text">
      <style:text-properties loext:padding="0cm" loext:border="none"/>
    </style:style>
    <style:style style:name="T2" style:family="text">
      <style:text-properties officeooo:rsid="00117aa3" loext:padding="0cm" loext:border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17aa3" loext:padding="0cm" loext:border="none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fo:language="en" fo:country="US" officeooo:rsid="001277af" loext:padding="0cm" loext:border="none"/>
    </style:style>
    <style:style style:name="T7" style:family="text">
      <style:text-properties fo:language="en" fo:country="US" officeooo:rsid="00144e59" loext:padding="0cm" loext:border="none"/>
    </style:style>
    <style:style style:name="T8" style:family="text">
      <style:text-properties fo:language="en" fo:country="US" officeooo:rsid="00145e90"/>
    </style:style>
    <style:style style:name="T9" style:family="text">
      <style:text-properties fo:language="en" fo:country="US" officeooo:rsid="0016a638" loext:padding="0cm" loext:border="none"/>
    </style:style>
    <style:style style:name="T10" style:family="text">
      <style:text-properties officeooo:rsid="001277af"/>
    </style:style>
    <style:style style:name="T11" style:family="text">
      <style:text-properties officeooo:rsid="00145e90"/>
    </style:style>
    <style:style style:name="T12" style:family="text">
      <style:text-properties officeooo:rsid="00145e90" loext:padding="0cm" loext:border="none"/>
    </style:style>
    <style:style style:name="T13" style:family="text">
      <style:text-properties officeooo:rsid="0015a0e0" loext:padding="0cm" loext:border="none"/>
    </style:style>
    <style:style style:name="T14" style:family="text">
      <style:text-properties officeooo:rsid="00161f43"/>
    </style:style>
    <style:style style:name="T15" style:family="text">
      <style:text-properties officeooo:rsid="0016a6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PROJECT CH</text:span><text:span text:style-name="T13">A</text:span><text:span text:style-name="T2">RTER</text:span><text:span text:style-name="T1"><text:line-break/></text:span><text:span text:style-name="T2">Real Time I</text:span><text:span text:style-name="T12">OT </text:span><text:span text:style-name="T2">collection of metrics </text:span></text:p>
      <text:p text:style-name="P3"> </text:p>
      <text:h text:style-name="Heading_20_1" text:outline-level="1"><text:span text:style-name="T2">BUSINESS NEED</text:span><text:span text:style-name="T1">: </text:span></text:h>
      <text:p text:style-name="P2"><text:span text:style-name="T4">The client is a major participant in his industry and rely on a vast amount of OIT devices producing massive amount of data that need to be monitored and analyzed in real time.</text:span><text:span text:style-name="T5"> </text:span></text:p>
      <text:p text:style-name="P3"> </text:p>
      <text:h text:style-name="Heading_20_1" text:outline-level="1"><text:span text:style-name="T6">SCOPE</text:span><text:span text:style-name="T5"> :  </text:span></text:h>
      <text:p text:style-name="P4"><text:span text:style-name="T10">To cope with the increasing amount of data the team of Data Analyst needs to analyze, build, test, deliver and implement a first in class solution to monitor, analyze and alert on the overall operational risk incurred by potentially dysfunctional devices, should it be due to broken parts or mis</text:span><text:span text:style-name="T14">s</text:span><text:span text:style-name="T10">configuration..</text:span></text:p>
      <text:p text:style-name="P4"> </text:p>
      <text:h text:style-name="Heading_20_1" text:outline-level="1"><text:span text:style-name="T7">TIME</text:span><text:span text:style-name="T5">: </text:span></text:h>
      <text:p text:style-name="P5">The solution should be up and running in production within a week from the start day Feb 11 2022.</text:p>
      <text:p text:style-name="P3"> </text:p>
      <text:h text:style-name="Heading_20_1" text:outline-level="1">METHODOLOGY AND PROJECT MANAGEMENT:</text:h>
      <text:p text:style-name="P8"><text:span text:style-name="T7">Due to the tight time frame of the project, Agile eXtreme wild be utilized</text:span></text:p>
      <text:p text:style-name="P3"/>
      <text:h text:style-name="Heading_20_1" text:outline-level="1">TOOLING</text:h>
      <text:p text:style-name="P8"><text:span text:style-name="T7">Due to the tight time frame of the project, the Team is free to adopt whatever tool she considers to best fit </text:span><text:span text:style-name="T9">its</text:span><text:span text:style-name="T7"> needs to drive, execute and deliver the project. Moreover, for the same reasons, English will be the official language. French will be tolerated but not forgiven.</text:span></text:p>
      <text:p text:style-name="P5"/>
      <text:h text:style-name="Heading_20_1" text:outline-level="1">PLATFORM</text:h>
      <text:p text:style-name="P6">Linux Ubuntu 20.04</text:p>
      <text:p text:style-name="P6">MySQL</text:p>
      <text:p text:style-name="P6">Apache Kafka</text:p>
      <text:p text:style-name="P6">Elastisearch suite</text:p>
      <text:p text:style-name="P6">Python</text:p>
      <text:p text:style-name="P7"/>
      <text:h text:style-name="P1" text:outline-level="1">TEAM</text:h>
      <text:p text:style-name="P10"><text:span text:style-name="T8">Yeduo Voiturin<text:tab/>First class Data Analyst</text:span></text:p>
      <text:p text:style-name="P10"><text:span text:style-name="T8">David Davidal<text:tab/><text:tab/>First class Data Analyst</text:span></text:p>
      <text:p text:style-name="P9"><text:span text:style-name="T3">Jean-Noel Richard<text:tab/>First class Data Analyst</text:span></text:p>
      <text:p text:style-name="P9"><text:span text:style-name="T3">Pierre Savoia<text:tab/><text:tab/>Subject Matter Expert and Data Analysis advocate </text:span></text:p>
      <text:p text:style-name="P10"><text:span text:style-name="T8"/></text:p>
      <text:p text:style-name="P10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0T19:02:44.218000000</meta:creation-date>
    <dc:date>2022-02-10T19:39:30.405000000</dc:date>
    <meta:editing-duration>PT16M24S</meta:editing-duration>
    <meta:editing-cycles>6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26" meta:word-count="221" meta:character-count="1318" meta:non-whitespace-character-count="1106"/>
  </office:meta>
</office:document-meta>
</file>